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d4e5e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ecd75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21dd1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13cd62" officeooo:paragraph-rsid="0017fe1e" style:font-size-asian="12pt" style:font-size-complex="12pt"/>
    </style:style>
    <style:style style:name="P5" style:family="paragraph" style:parent-style-name="Standard">
      <style:paragraph-properties fo:line-height="150%" style:writing-mode="page"/>
      <style:text-properties style:font-name="Times" fo:font-size="12pt" officeooo:rsid="0013cd62" officeooo:paragraph-rsid="0013cd62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7fe1e" fo:background-color="transparent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9ed6c" fo:background-color="transparen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1b48c4" officeooo:paragraph-rsid="001b48c4" fo:background-color="transparen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1b48c4" officeooo:paragraph-rsid="0019ed6c" fo:background-color="transparent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1e04ab" officeooo:paragraph-rsid="001e04ab" fo:background-color="#ccff00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1e04ab" officeooo:paragraph-rsid="001e6a9e" fo:background-color="#ccff00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7fe1e" fo:background-color="transparen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 style:writing-mode="page"/>
      <style:text-properties style:font-name="Times" fo:font-size="12pt" fo:font-weight="normal" officeooo:rsid="0013cd62" officeooo:paragraph-rsid="001d4e5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 style:writing-mode="page"/>
      <style:text-properties style:font-name="Times" fo:font-size="12pt" fo:font-weight="normal" officeooo:rsid="0013cd62" officeooo:paragraph-rsid="001ecd7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page"/>
      <style:text-properties style:font-name="Times" fo:font-size="12pt" fo:font-weight="normal" officeooo:rsid="0013cd62" officeooo:paragraph-rsid="0021dd19" style:font-size-asian="12pt" style:font-weight-asian="normal" style:font-size-complex="12pt" style:font-weight-complex="normal"/>
    </style:style>
    <style:style style:name="T1" style:family="text">
      <style:text-properties officeooo:rsid="0013cd62"/>
    </style:style>
    <style:style style:name="T2" style:family="text">
      <style:text-properties officeooo:rsid="00152a53"/>
    </style:style>
    <style:style style:name="T3" style:family="text">
      <style:text-properties officeooo:rsid="0019ed6c"/>
    </style:style>
    <style:style style:name="T4" style:family="text">
      <style:text-properties officeooo:rsid="001c9142"/>
    </style:style>
    <style:style style:name="T5" style:family="text">
      <style:text-properties fo:font-weight="normal" officeooo:rsid="001d9fdb" style:font-weight-asian="normal" style:font-weight-complex="normal"/>
    </style:style>
    <style:style style:name="T6" style:family="text">
      <style:text-properties fo:font-weight="normal" officeooo:rsid="0013cd62" style:font-weight-asian="normal" style:font-weight-complex="normal"/>
    </style:style>
    <style:style style:name="T7" style:family="text">
      <style:text-properties fo:font-weight="normal" officeooo:rsid="001e04ab" style:font-weight-asian="normal" style:font-weight-complex="normal"/>
    </style:style>
    <style:style style:name="T8" style:family="text">
      <style:text-properties fo:font-weight="normal" officeooo:rsid="001ecd75" style:font-weight-asian="normal" style:font-weight-complex="normal"/>
    </style:style>
    <style:style style:name="T9" style:family="text">
      <style:text-properties fo:font-weight="normal" officeooo:rsid="0021dd19" style:font-weight-asian="normal" style:font-weight-complex="normal"/>
    </style:style>
    <style:style style:name="T10" style:family="text">
      <style:text-properties fo:font-weight="normal" officeooo:rsid="0025b2b2" style:font-weight-asian="normal" style:font-weight-complex="normal"/>
    </style:style>
    <style:style style:name="T11" style:family="text">
      <style:text-properties fo:font-weight="normal" officeooo:rsid="00276b99" style:font-weight-asian="normal" style:font-weight-complex="normal"/>
    </style:style>
    <style:style style:name="T12" style:family="text">
      <style:text-properties fo:font-weight="normal" officeooo:rsid="0013cd62" fo:background-color="transparent" loext:char-shading-value="0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d4e5e" fo:background-color="transparent" loext:char-shading-value="0"/>
    </style:style>
    <style:style style:name="T15" style:family="text">
      <style:text-properties fo:font-variant="normal" fo:text-transform="none" fo:color="#333333" fo:letter-spacing="normal" fo:font-style="normal" fo:font-weight="normal" officeooo:rsid="0013cd62" style:font-weight-asian="normal" style:font-weight-complex="normal"/>
    </style:style>
    <style:style style:name="T16" style:family="text">
      <style:text-properties officeooo:rsid="0021dd19"/>
    </style:style>
    <style:style style:name="T17" style:family="text">
      <style:text-properties officeooo:rsid="0022a9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história da educação pública está associada à construção dos direitos sociais e humanos. De forma tímida, podemos identificar, em nossa história, inúmeros movimentos da sociedade que exigiam e que ainda exigem a ampliação do atendimento educacional como a ampliação da laicidade, da obrigatoriedade, da universalização do acesso, da gestão democrática, da ampliação da jornada escolar, da educação de tempo integral <text:span text:style-name="T17">e </text:span>da garantia do padrão de qualidade. Esses aspectos estão vinculados à criação de condições de oferta da educação pública, envolvendo a educação básica e superior, tendo como concepção de educação de qualidade como direito social. </text:p>
      <text:p text:style-name="P4"/>
      <text:p text:style-name="P6"><text:span text:style-name="T2">De acordo com a Constituição Federal de 1988 e a LDB (Lei de Diretrizes e Bases da Educação Nacional) de 1996, a base do educação pública segue os seguintes princípios: I</text:span>gualdade de condições para o acesso e permanência na escola, <text:span text:style-name="T2">e</text:span> <text:span text:style-name="T2">Garantia de padrão de qualidade. O Estatuto da Criança e do Adolescente de 1990 também implementa políticas de inclusão para adolescentes e jovens que se encontram em regime de liberdade assistida e em situação de rua, assegurando a estes o direito a educação pública de qualidade. </text:span>O Estado de Direito compreende a supremacia da lei; o princípio de legalidade; a igualdade de todos perante a lei; a garantia dos direitos individuais e sociais, entre os quais a educação; a independência do magistério quanto à pluralidade de idéias e de concepções pedagógicas e a responsabilidade em regime de colaboração entre a União, Estados e Municípios, o que caracteriza a descentralização dos poderes. </text:p>
      <text:p text:style-name="P6"/>
      <text:p text:style-name="P7"><text:span text:style-name="T3">Para a Constituição de 88 a</text:span> educação abrange os processos formativos que se desenvolvem na vida familiar, na convivência humana, no trabalho, nas instituições de ensino e pesquisa, nos movimentos sociais e organizações da sociedade civil e nas manifestações culturais. <text:s/><text:span text:style-name="T3">A qual </text:span>diz que a educação é direito de todos e visa ao preparo da pessoa para o exercício da cidadania. A educação, não é somente aquela que acontece na escola em salas de aula, mas ultrapassa <text:span text:style-name="T3">seus</text:span> muros. <text:span text:style-name="T3">Seus objetivos são: saber ser (o pleno desenvolvimento da pessoa), saber conviver (seu preparo para o exercício da cidadania) e saber fazer (sua qualificação para o trabalho).</text:span></text:p>
      <text:p text:style-name="P9"/>
      <text:p text:style-name="P8">Contudo, o Ensino Fundamental <text:span text:style-name="T4">e</text:span> <text:span text:style-name="T4">Médio</text:span> encontra-se alicerçado pelas políticas como obrigatório e gratuito na escola pública às crianças de 6 a 1<text:span text:style-name="T4">7</text:span> anos de idade. Com garantias de acesso e permanência como atendimento ao educando, através de programas suplementares de material didático-escolar, transporte, alimentação e assistência à saúde. Mas é importante destacar que a democratização da educação não se limita somente ao acesso a instituição de ensino. A garantia do acesso é essencial, mas torna-se necessário também que todas as crianças que ingressam na escola tenham condições de permanecer com sucesso, isto é, que enquanto o aluno estiver nos bancos escolares ele possa aprender de forma significativa os conhecimentos indispensáveis à sua vida em sociedade. </text:p>
      <text:p text:style-name="P6"/>
      <text:p text:style-name="P1"><text:span text:style-name="T13">Dentre as causas </text:span><text:span text:style-name="T14">da evasão escolar de acordo com o IBGE de 2006, as principais são,</text:span><text:span text:style-name="T13"> sociais e familiares, o envolvimento com drogas, trabalho precoce, falta de transporte ou documentação. </text:span><text:span text:style-name="T14">Dados da Fundação Getúlio Vargas (FGV), revela que apenas 72% dos estudantes matriculados </text:span><text:soft-page-break/><text:span text:style-name="T14">estão efetivamente nas salas de aula. Enquanto 28% restantes, apesar de ter o nome na lista de chamada, faltam muito ou não assistem à jornada considerada mínima para o aprendizado (200 dias letivos com mínimo de 800 horas aula). O fato é que o não comparecimento desencadeia outros problemas como a repetência, distorção idade-série e a evasão escolar. </text:span><text:span text:style-name="T5">Em seu relatório de 2007 a</text:span><text:span text:style-name="T6"> Organização das Nações Unidas para a Educação, Ciência e Cultura </text:span><text:span text:style-name="T5">(</text:span><text:span text:style-name="T6">UNESCO</text:span><text:span text:style-name="T5">)</text:span><text:span text:style-name="T6">, aponta que 53,8% dos que iniciam o 1º ano não chegam ao 9º, desses, poucos retornam as salas de aulas na Educação de Jovens e Adultos – EJA. </text:span></text:p>
      <text:p text:style-name="P13"/>
      <text:p text:style-name="P1"><text:span text:style-name="T6">Necessitamos de políticas públicas articuladas com o compromisso do acesso e permanência do aluno na escola e que todos tenham êxito durante e ao concluir seus estudos. Que ao sair da escola o aluno saiba ler, escrever, interpretar, argumentar, decidir, se defender, entre tantas outras competências. Nesse sentido o sucesso escolar é o retorno da qualidade do ensino, um ensino democrático </text:span><text:span text:style-name="T7">é</text:span><text:span text:style-name="T6"> direito de todos. </text:span><text:span text:style-name="T1">O acesso é certamente a porta inicial para a democratização da educação, mas torna-se necessário também, garantir que todos os que ingressam na escola tenham condições de nela permanecer, com sucesso. </text:span><text:span text:style-name="T12">As instituições educativas devem colaborar intensamente na democratização do acesso e das condições de permanência adequadas aos estudantes no tocante à diversidade socioeconômica, étnico-racial, de gênero, cultural e de acessibilidade, de modo a efetivar o direito a uma aprendizagem significativa, garantindo maior inserção cidadã e profissional ao longo da vida.</text:span></text:p>
      <text:p text:style-name="P13"/>
      <text:p text:style-name="P2"><text:span text:style-name="T6">Nas duas últimas décadas, as políticas públicas </text:span><text:span text:style-name="T11">são</text:span><text:span text:style-name="T6"> resultantes de uma correlação de forças das quais merece destaque as demandas da sociedade civil e dos movimentos sociais, democratizaram, em grande medida, o direito ao acesso</text:span><text:span text:style-name="T8"> e a permanência</text:span><text:span text:style-name="T6"> </text:span><text:span text:style-name="T8">na</text:span><text:span text:style-name="T6"> educação básica. Programas sociais como o programa Bolsa Família, e o Projovem, </text:span><text:span text:style-name="T8">corroboraram para uma </text:span><text:span text:style-name="T6">queda observada nos índices de evasão no Ensino Fundamental e Médio. </text:span><text:span text:style-name="T8">O que</text:span><text:span text:style-name="T6"> pode ser um indício da efetividade dos programas sociais de transferência de renda instituídos, entre outros objetivos, para garantir a permanência de crianças e adolescentes nas escolas.</text:span></text:p>
      <text:p text:style-name="P14"/>
      <text:p text:style-name="P3"><text:span text:style-name="T6">O programa Bolsa Escola, implementado em 2001, e posteriormente transformado em Bolsa Família (2004), e o Projovem, instituído em 2005, são exemplos dessas políticas. Para receber benefício</text:span><text:span text:style-name="T8">s</text:span><text:span text:style-name="T6"> como </text:span><text:span text:style-name="T8">estes</text:span><text:span text:style-name="T6">, as famílias precisam ter crianças e/</text:span><text:span text:style-name="T8">ou</text:span><text:span text:style-name="T6"> adolescentes matriculados </text:span><text:span text:style-name="T8">e com frequência regular</text:span><text:span text:style-name="T6"> na escola, </text:span><text:span text:style-name="T8">como</text:span><text:span text:style-name="T6"> contrapartidas exigidas das famílias incluídas no</text:span><text:span text:style-name="T8">s</text:span><text:span text:style-name="T6"> programa</text:span><text:span text:style-name="T8">s</text:span><text:span text:style-name="T6">. </text:span></text:p>
      <text:p text:style-name="P15"/>
      <text:p text:style-name="P3"><text:span text:style-name="T6">Assim, a democratização da educação faz-se com acesso e permanência de todos no processo educativo, dentro do qual o sucesso escolar é reflexo da qualidade. É importante observar, também, que a concepção de </text:span><text:span text:style-name="T10">ê</text:span><text:span text:style-name="T9">xito</text:span><text:span text:style-name="T6"> escolar de uma proposta democrática de educação não se limita ao desempenho do aluno. Antes, significa a garantia do direito à educação, que implica, dentre outras coisas, uma trajetória escolar sem interrupções, o respeito ao desenvolvimento humano, à diversidade e ao conhecimento. </text:span><text:span text:style-name="T15">A relação entre os resultados escolares, medidos em regra pelo sucesso escolar e os resultados externos reportados aos efeitos sociais e econômicos parece pois, </text:span><text:soft-page-break/><text:span text:style-name="T15">hoje, contar com diversas comprovações empíricas. Mas o efeito do sucesso (ou do insucesso) escolar na aprendizagem e no desenvolvimento das competências dos indivíduos ao longo da vida é igualmente importante na análise das questões de equidade no âmbito das políticas públicas de educação.</text:span></text:p>
      <text:p text:style-name="P11"/>
      <text:p text:style-name="P10">A escola de qualidade social é aquela que atenta para um conjunto de elementos e dimensões socioeconômicas e culturais que circundam o modo de viver e as expectativas das famílias e de estudantes em relação à educação. <text:span text:style-name="T16">B</text:span>usca<text:span text:style-name="T16">r</text:span> compreender as políticas governamentais, os projetos sociais e ambientais em seu sentido político, voltados para o bem comum, que luta por financiamento adequado, pelo reconhecimento social, valorização dos trabalhadores em educação <text:s/>que transforma todos os espaços físicos em lugar de aprendizagens significativas e de vivências efetivamente democráticas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8:18:53.335989002</meta:creation-date>
    <dc:date>2019-02-07T21:52:01.221499681</dc:date>
    <meta:editing-duration>PT21M54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10" meta:word-count="1136" meta:character-count="7360" meta:non-whitespace-character-count="6226"/>
  </office:meta>
</office:document-meta>
</file>